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692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Метод кодирования</text:p>
          </table:table-cell>
          <table:table-cell office:value-type="string" calcext:value-type="string">
            <text:p>Название текста</text:p>
          </table:table-cell>
          <table:table-cell table:style-name="ce1" office:value-type="string" calcext:value-type="string">
            <text:p>Оценка избыточности кодирования</text:p>
          </table:table-cell>
          <table:table-cell table:style-name="ce1" office:value-type="string" calcext:value-type="string">
            <text:p>Оценка энтропии выходной посл-ти (частоты символов)</text:p>
          </table:table-cell>
          <table:table-cell table:style-name="ce1" office:value-type="string" calcext:value-type="string">
            <text:p>Оценка энтропии выходной посл-ти (пары символов)</text:p>
          </table:table-cell>
          <table:table-cell table:style-name="ce1" office:value-type="string" calcext:value-type="string">
            <text:p>Оценка энтропии выходной посл-ти (тройки символов)</text:p>
          </table:table-cell>
        </table:table-row>
        <table:table-row table:style-name="ro2">
          <table:table-cell office:value-type="string" calcext:value-type="string">
            <text:p>Фано</text:p>
          </table:table-cell>
          <table:table-cell office:value-type="string" calcext:value-type="string">
            <text:p>f1.txt</text:p>
          </table:table-cell>
          <table:table-cell table:formula="of:=ROUND(0.0722446683529907; 4)" office:value-type="float" office:value="0.0722" calcext:value-type="float">
            <text:p>0,0722</text:p>
          </table:table-cell>
          <table:table-cell table:formula="of:=ROUND(2.32170064414701; 4)" office:value-type="float" office:value="2.3217" calcext:value-type="float">
            <text:p>2,3217</text:p>
          </table:table-cell>
          <table:table-cell table:formula="of:=ROUND(2.32109310036306; 4)" office:value-type="float" office:value="2.3211" calcext:value-type="float">
            <text:p>2,3211</text:p>
          </table:table-cell>
          <table:table-cell table:formula="of:=ROUND(2.31923644740731; 4)" office:value-type="float" office:value="2.3192" calcext:value-type="float">
            <text:p>2,3192</text:p>
          </table:table-cell>
        </table:table-row>
        <table:table-row table:style-name="ro2">
          <table:table-cell office:value-type="string" calcext:value-type="string">
            <text:p>Фано</text:p>
          </table:table-cell>
          <table:table-cell office:value-type="string" calcext:value-type="string">
            <text:p>f2.txt</text:p>
          </table:table-cell>
          <table:table-cell table:formula="of:=ROUND(0.0326693534136795; 4)" office:value-type="float" office:value="0.0327" calcext:value-type="float">
            <text:p>0,0327</text:p>
          </table:table-cell>
          <table:table-cell table:formula="of:=ROUND(1.75834627158632; 4)" office:value-type="float" office:value="1.7583" calcext:value-type="float">
            <text:p>1,7583</text:p>
          </table:table-cell>
          <table:table-cell table:formula="of:=ROUND(1.75769861500743; 4)" office:value-type="float" office:value="1.7577" calcext:value-type="float">
            <text:p>1,7577</text:p>
          </table:table-cell>
          <table:table-cell table:formula="of:=ROUND(1.75466651871266; 4)" office:value-type="float" office:value="1.7547" calcext:value-type="float">
            <text:p>1,7547</text:p>
          </table:table-cell>
        </table:table-row>
        <table:table-row table:style-name="ro2">
          <table:table-cell office:value-type="string" calcext:value-type="string">
            <text:p>Фано</text:p>
          </table:table-cell>
          <table:table-cell office:value-type="string" calcext:value-type="string">
            <text:p>eng.txt</text:p>
          </table:table-cell>
          <table:table-cell table:formula="of:=ROUND(0.192832852520749; 4)" office:value-type="float" office:value="0.1928" calcext:value-type="float">
            <text:p>0,1928</text:p>
          </table:table-cell>
          <table:table-cell table:formula="of:=ROUND(4.33694202039138; 4)" office:value-type="float" office:value="4.3369" calcext:value-type="float">
            <text:p>4,3369</text:p>
          </table:table-cell>
          <table:table-cell table:formula="of:=ROUND(3.84172532366992; 4)" office:value-type="float" office:value="3.8417" calcext:value-type="float">
            <text:p>3,8417</text:p>
          </table:table-cell>
          <table:table-cell table:formula="of:=ROUND(3.36613987973662; 4)" office:value-type="float" office:value="3.3661" calcext:value-type="float">
            <text:p>3,3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0T22:57:04.223000000</dc:date>
    <meta:editing-duration>PT9M11S</meta:editing-duration>
    <meta:editing-cycles>2</meta:editing-cycles>
    <meta:generator>LibreOffice/7.1.0.3$Windows_X86_64 LibreOffice_project/f6099ecf3d29644b5008cc8f48f42f4a40986e4c</meta:generator>
    <meta:document-statistic meta:table-count="1" meta:cell-count="24" meta:object-count="0"/>
  </office:meta>
</office:document-meta>
</file>